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paragraph-rsid="000ac42e"/>
    </style:style>
    <style:style style:name="P3" style:family="paragraph" style:parent-style-name="Standard">
      <style:text-properties fo:language="es" fo:country="ES" officeooo:rsid="000ac42e" officeooo:paragraph-rsid="000ac42e"/>
    </style:style>
    <style:style style:name="T1" style:family="text">
      <style:text-properties officeooo:rsid="000ac42e"/>
    </style:style>
    <style:style style:name="T2" style:family="text">
      <style:text-properties officeooo:rsid="000c55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grup<text:span text:style-name="T1">o</text:span> Antón i Aram, final del día 1/7/21:</text:p>
      <text:p text:style-name="P1"/>
      <text:p text:style-name="P1">Antón:</text:p>
      <text:p text:style-name="P1"/>
      <text:p text:style-name="P1">1. Scrapping de la ultima tbl Skin</text:p>
      <text:p text:style-name="P1">2. Formatear los dataframes obtenidos de scrapping</text:p>
      <text:p text:style-name="P1">3. Revisar como importar los dataframes automaticamente a workbench</text:p>
      <text:p text:style-name="P1">4. Generar un script para crear BBDD, tablas, primary keys para que tanto Aram como yo tengamos</text:p>
      <text:p text:style-name="P1"><text:s/>la misma configuración</text:p>
      <text:p text:style-name="P1">5. Chequear si encaja</text:p>
      <text:p text:style-name="P1">6. Formateo del fichero de punks atributos (get_dummis, <text:span text:style-name="T1">L</text:span>abel<text:span text:style-name="T1">E</text:span>ncoder)</text:p>
      <text:p text:style-name="P1"/>
      <text:p text:style-name="P1">Aram:</text:p>
      <text:p text:style-name="P1"/>
      <text:p text:style-name="P1">1. Intento de scrapping con Selenium de los datos que nos faltaban: dejado a medias porque el tiempo apremia, hemos pedido los datos faltantes de las transacciones al otro grupo.</text:p>
      <text:p text:style-name="P1"/>
      <text:p text:style-name="P2">2. Recibo los datos de las transacciones en dos tablas sin limpiar:</text:p>
      <text:p text:style-name="P2"><text:tab/><text:tab/></text:p>
      <text:p text:style-name="P2"><text:tab/><text:tab/>1<text:span text:style-name="T1">) </text:span>Tabla con la situación actual de cada punk: si está en venta o no y si tiene pujas.</text:p>
      <text:p text:style-name="P2"/>
      <text:p text:style-name="P2"><text:tab/><text:tab/>2<text:span text:style-name="T1">)</text:span> Tabla con el historial de transacciones de todos los punks.</text:p>
      <text:p text:style-name="P2"/>
      <text:p text:style-name="P3"/>
      <text:p text:style-name="P3">3. Empiezo la limpieza de la primera tabla. Necesitamos separar la información que encontramos reunida en una sola columna: usuario de la puja, precio en dolares, precio en Ethereum. <text:s/>Además nos encontramos con el problemas de los factoriales en los valores de compras y pujas (por ej. 44K$). Extraemos los factoriales en una columna más. Este proceso lo realizamos tanto por ventas como por pujas. Aparecen diferentes problemas de RegEx que voy solventando.</text:p>
      <text:p text:style-name="P3"/>
      <text:p text:style-name="P3">4. Para mañana queda terminar la primera tabla y aplicar la misma solución a la tabla històrica. Una vez terminada la limpieza podremos:</text:p>
      <text:p text:style-name="P3"/>
      <text:p text:style-name="P3">1) inyectar todos los datos a la base de datos relacional y ver que todo encaje.</text:p>
      <text:p text:style-name="P3"/>
      <text:p text:style-name="P3">2) empezar a estudiar todos los datos conjuntamente. Implementar una estrategia de estudio del los diferentes cryptopunks considerando la situación de un nuevo inversor. Estudiaremos por separado los punks que han sido vendidos de los que no. Por otro lado buscaremos la evolución de los precios de los mismos después de su primera compra. Queda des<text:span text:style-name="T2">arrollar los siguientes pasos de</text:span> la estrategia de estudi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19:53:50.322000000</meta:creation-date>
    <dc:date>2021-07-01T20:06:56.913000000</dc:date>
    <meta:editing-duration>PT1M46S</meta:editing-duration>
    <meta:editing-cycles>1</meta:editing-cycles>
    <meta:document-statistic meta:table-count="0" meta:image-count="0" meta:object-count="0" meta:page-count="1" meta:paragraph-count="19" meta:word-count="315" meta:character-count="1899" meta:non-whitespace-character-count="1594"/>
    <meta:generator>LibreOffice/7.1.4.2$Windows_X86_64 LibreOffice_project/a529a4fab45b75fefc5b6226684193eb000654f6</meta:generator>
  </office:meta>
</office:document-meta>
</file>